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5.709cm" fo:margin-left="0cm" table:align="left" style:may-break-between-rows="true" table:border-model="collapsing"/>
    </style:style>
    <style:style style:name="Таблица1.A" style:family="table-column">
      <style:table-column-properties style:column-width="0.905cm"/>
    </style:style>
    <style:style style:name="Таблица1.B" style:family="table-column">
      <style:table-column-properties style:column-width="4.486cm"/>
    </style:style>
    <style:style style:name="Таблица1.C" style:family="table-column">
      <style:table-column-properties style:column-width="9.596cm"/>
    </style:style>
    <style:style style:name="Таблица1.D" style:family="table-column">
      <style:table-column-properties style:column-width="10.723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7" style:family="table-row">
      <style:table-row-properties fo:keep-together="auto"/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d581" officeooo:paragraph-rsid="003ed5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d581" officeooo:paragraph-rsid="003ed5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ddd1" officeooo:paragraph-rsid="003fdd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e4d3" officeooo:paragraph-rsid="0040e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officeooo:paragraph-rsid="00433804"/>
    </style:style>
    <style:style style:name="P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d52b6" officeooo:paragraph-rsid="003d52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ext_20_body">
      <style:paragraph-properties fo:text-align="center" style:justify-single-word="false"/>
      <style:text-properties officeooo:paragraph-rsid="003cfde2"/>
    </style:style>
    <style:style style:name="P11" style:family="paragraph" style:parent-style-name="Text_20_body">
      <style:text-properties fo:font-weight="normal" officeooo:rsid="003cfde2" officeooo:paragraph-rsid="003cfde2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e4d3" officeooo:paragraph-rsid="0040e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a2c3" officeooo:paragraph-rsid="00433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Heading_20_3">
      <style:paragraph-properties fo:text-align="center" style:justify-single-word="false"/>
      <style:text-properties officeooo:rsid="003cfde2" officeooo:paragraph-rsid="003cfde2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ad1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a2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4338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Самостоятельная работа №4</text:h>
      <text:h text:style-name="Heading_20_2" text:outline-level="2">Задание 1. <text:span text:style-name="T4">Подготовка презентации «Элементная база ЭВМ»</text:span></text:h>
      <text:p text:style-name="P11"><text:a xlink:type="simple" xlink:href="https://www.canva.com/design/DAERbNiahKs/mpO4AT5yglB7V1eg7Luxlg/view?utm_content=DAERbNiahKs&amp;utm_campaign=designshare&amp;utm_medium=link&amp;utm_source=sharebutton" text:style-name="Internet_20_link" text:visited-style-name="Visited_20_Internet_20_Link">Ссылка на презентацию на сайте Canva.com</text:a></text:p>
      <text:h text:style-name="Heading_20_2" text:outline-level="2">Задание 2. <text:span text:style-name="T4">Комплектация техническими средствами рабочего места инженера-программиста</text:span></text:h>
      <text:h text:style-name="P14" text:outline-level="3">Таблица «Комплектация техническими средствами рабочего места инженера-программиста»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TableLine94175959234160">
            <table:table-cell table:style-name="Таблица1.A1" office:value-type="string">
              <text:p text:style-name="P9">№</text:p>
            </table:table-cell>
            <table:table-cell table:style-name="Таблица1.A1" office:value-type="string">
              <text:p text:style-name="P9">Техническое средство</text:p>
            </table:table-cell>
            <table:table-cell table:style-name="Таблица1.A1" office:value-type="string">
              <text:p text:style-name="P9">Назначение</text:p>
            </table:table-cell>
            <table:table-cell table:style-name="Таблица1.D1" office:value-type="string">
              <text:p text:style-name="P9">Характеристики</text:p>
            </table:table-cell>
          </table:table-row>
        </table:table-header-rows>
        <table:table-row table:style-name="TableLine94175959173504"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4">Настольный ПК / ноутбук</text:p>
          </table:table-cell>
          <table:table-cell table:style-name="Таблица1.A2" office:value-type="string">
            <text:p text:style-name="P6">Вычислительное устройство, основной рабочий инструмент инженера-программиста. «Сердце» рабочего места программиста.</text:p>
          </table:table-cell>
          <table:table-cell table:style-name="Таблица1.D2" office:value-type="string">
            <text:p text:style-name="P7">Характеристики сильно зависят от сферы работы инженера. Если планируется часто компилировать код — важно иметь мощный процессор и много оперативной памяти. Для разработчика игр важным будет наличие мощной видеокарты и т. д.<text:line-break/><text:line-break/>Портативный ноутбук может быть крайне удобен для использования на совещаниях, конференциях и т. д.</text:p>
            <text:p text:style-name="P7"/>
          </table:table-cell>
        </table:table-row>
        <table:table-row table:style-name="TableLine94175959176144">
          <table:table-cell table:style-name="Таблица1.A2" office:value-type="string">
            <text:p text:style-name="P5">2</text:p>
          </table:table-cell>
          <table:table-cell table:style-name="Таблица1.A2" office:value-type="string">
            <text:p text:style-name="P4">Монитор(ы)</text:p>
          </table:table-cell>
          <table:table-cell table:style-name="Таблица1.A2" office:value-type="string">
            <text:p text:style-name="P6">Вывод изображения. Важнейшее средство работы с ПК.</text:p>
          </table:table-cell>
          <table:table-cell table:style-name="Таблица1.D2" office:value-type="string">
            <text:p text:style-name="P13">Важно грамотно выбрать монитор, потому что программист проводит за ним много времени в течении рабочего дня. </text:p>
            <text:p text:style-name="P13"/>
            <text:p text:style-name="P8"><text:span text:style-name="T5">Важно выбрать монитор достаточного размера с высоким </text:span><text:soft-page-break/><text:span text:style-name="T5">разрешением и плотностью пикселей. Зачастую удобным решением оказывается использование нескольких мониторов.</text:span></text:p>
          </table:table-cell>
        </table:table-row>
        <table:table-row table:style-name="TableLine94175959177072">
          <table:table-cell table:style-name="Таблица1.A2" office:value-type="string">
            <text:p text:style-name="P5">3</text:p>
          </table:table-cell>
          <table:table-cell table:style-name="Таблица1.A2" office:value-type="string">
            <text:p text:style-name="P4">Клавиатура</text:p>
          </table:table-cell>
          <table:table-cell table:style-name="Таблица1.A2" office:value-type="string">
            <text:p text:style-name="P4">Устройство ввода текста. Необходимо программисту для набора текста и программного кода.</text:p>
          </table:table-cell>
          <table:table-cell table:style-name="Таблица1.D2" office:value-type="string">
            <text:p text:style-name="P7">Важна эргономичная форма. Наиболее комфортными и надежными считаются механические клавиатуры, поэтому их часто рекомендуют тем, кто много печатает, в т.ч. программистам. Удобным может оказаться наличие подсветки клавиш.</text:p>
          </table:table-cell>
        </table:table-row>
        <table:table-row table:style-name="TableLine94175959178048">
          <table:table-cell table:style-name="Таблица1.A2" office:value-type="string">
            <text:p text:style-name="P5">4</text:p>
          </table:table-cell>
          <table:table-cell table:style-name="Таблица1.A2" office:value-type="string">
            <text:p text:style-name="P4">Мышь</text:p>
          </table:table-cell>
          <table:table-cell table:style-name="Таблица1.A2" office:value-type="string">
            <text:p text:style-name="P4">Периферийное устройство ввода для управления курсором. Зачастую необходимо для пользования ПК.</text:p>
          </table:table-cell>
          <table:table-cell table:style-name="Таблица1.D2" office:value-type="string">
            <text:p text:style-name="P7">Эргономичная форма, проводная или беспроводная в зависимости от сценария использования и предпочтений пользователя.</text:p>
          </table:table-cell>
        </table:table-row>
        <table:table-row table:style-name="TableLine94175959179248">
          <table:table-cell table:style-name="Таблица1.A2" office:value-type="string">
            <text:p text:style-name="P5">5</text:p>
          </table:table-cell>
          <table:table-cell table:style-name="Таблица1.A2" office:value-type="string">
            <text:p text:style-name="P4">Наушники / Гарнитура</text:p>
          </table:table-cell>
          <table:table-cell table:style-name="Таблица1.A2" office:value-type="string">
            <text:p text:style-name="P4">Вывод звука. Гарнитура может быть использована для участия в видеоконференциях.</text:p>
          </table:table-cell>
          <table:table-cell table:style-name="Таблица1.D2" office:value-type="string">
            <text:p text:style-name="P7">Удобная посадка, подходящая для длительного пользования. Наличие качественного микрофона для гарнитуры.</text:p>
          </table:table-cell>
        </table:table-row>
        <table:table-row table:style-name="Таблица1.7">
          <table:table-cell table:style-name="Таблица1.A2" office:value-type="string">
            <text:p text:style-name="P5">6</text:p>
          </table:table-cell>
          <table:table-cell table:style-name="Таблица1.A2" office:value-type="string">
            <text:p text:style-name="P4">Колонки</text:p>
          </table:table-cell>
          <table:table-cell table:style-name="Таблица1.A2" office:value-type="string">
            <text:p text:style-name="P4">Громкий вывод звука. Не являются обязательными, однако могут быть полезны, например, для просмотра обучающих материалов.</text:p>
          </table:table-cell>
          <table:table-cell table:style-name="Таблица1.D2" office:value-type="string">
            <text:p text:style-name="P7">Громкий и четкий звук. Требования к громкости зависят от сценариев использования.</text:p>
          </table:table-cell>
        </table:table-row>
        <table:table-row table:style-name="TableLine94175959181136">
          <table:table-cell table:style-name="Таблица1.A2" office:value-type="string">
            <text:p text:style-name="P5">7</text:p>
          </table:table-cell>
          <table:table-cell table:style-name="Таблица1.A2" office:value-type="string">
            <text:p text:style-name="P4">Графический планшет</text:p>
          </table:table-cell>
          <table:table-cell table:style-name="Таблица1.A2" office:value-type="string">
            <text:p text:style-name="P4">Рисование на ПК. Может пригодиться при составлении схем и планов «для себя» или для демонстрации другим программистам.</text:p>
          </table:table-cell>
          <table:table-cell table:style-name="Таблица1.D2" office:value-type="string">
            <text:p text:style-name="P7">Удобная форма, достаточный размер для комфортно<text:span text:style-name="T6">й</text:span> работы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d10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форматика</text:span></text:p>
      </style:header>
      <style:footer>
        <text:p text:style-name="MP3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26T18:55:28.613687830</dc:date>
    <meta:editing-duration>PT2H30M21S</meta:editing-duration>
    <meta:editing-cycles>31</meta:editing-cycles>
    <meta:generator>LibreOffice/7.0.3.1$Linux_X86_64 LibreOffice_project/00$Build-1</meta:generator>
    <meta:document-statistic meta:table-count="1" meta:image-count="0" meta:object-count="0" meta:page-count="2" meta:paragraph-count="42" meta:word-count="298" meta:character-count="2345" meta:non-whitespace-character-count="2086"/>
  </office:meta>
</office:document-meta>
</file>